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language="fr" fo:country="FR" fo:font-weight="bold" officeooo:rsid="0015108a" officeooo:paragraph-rsid="0015108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language="fr" fo:country="FR" officeooo:rsid="0015108a" officeooo:paragraph-rsid="0015108a"/>
    </style:style>
    <style:style style:name="P3" style:family="paragraph" style:parent-style-name="Standard">
      <style:text-properties style:font-name="arial" fo:language="fr" fo:country="FR" officeooo:rsid="0015108a" officeooo:paragraph-rsid="00182a97"/>
    </style:style>
    <style:style style:name="P4" style:family="paragraph" style:parent-style-name="Standard">
      <style:text-properties style:font-name="arial" fo:language="fr" fo:country="FR" officeooo:rsid="0015108a" officeooo:paragraph-rsid="0018c6da"/>
    </style:style>
    <style:style style:name="P5" style:family="paragraph" style:parent-style-name="Standard">
      <style:text-properties style:font-name="arial" fo:language="fr" fo:country="FR" officeooo:rsid="0015108a" officeooo:paragraph-rsid="001ba3ab"/>
    </style:style>
    <style:style style:name="P6" style:family="paragraph" style:parent-style-name="Standard">
      <style:text-properties style:font-name="arial" fo:language="fr" fo:country="FR" officeooo:rsid="0015108a" officeooo:paragraph-rsid="00208153"/>
    </style:style>
    <style:style style:name="P7" style:family="paragraph" style:parent-style-name="Standard">
      <style:text-properties style:font-name="arial" fo:language="fr" fo:country="FR" officeooo:rsid="0015108a" officeooo:paragraph-rsid="002446fc"/>
    </style:style>
    <style:style style:name="P8" style:family="paragraph" style:parent-style-name="Standard">
      <style:text-properties style:font-name="arial" fo:language="fr" fo:country="FR" officeooo:rsid="0015108a" officeooo:paragraph-rsid="0031d316"/>
    </style:style>
    <style:style style:name="P9" style:family="paragraph" style:parent-style-name="Standard">
      <style:text-properties style:font-name="arial" fo:language="fr" fo:country="FR" fo:font-weight="bold" officeooo:rsid="0015108a" officeooo:paragraph-rsid="00288d20" style:font-weight-asian="bold" style:font-weight-complex="bold"/>
    </style:style>
    <style:style style:name="P10" style:family="paragraph" style:parent-style-name="Standard">
      <style:text-properties style:font-name="arial" fo:language="fr" fo:country="FR" fo:font-weight="bold" officeooo:rsid="001ba3ab" officeooo:paragraph-rsid="0026d9bc" style:font-weight-asian="bold" style:font-weight-complex="bold"/>
    </style:style>
    <style:style style:name="P11" style:family="paragraph" style:parent-style-name="Standard">
      <style:text-properties style:font-name="arial" fo:language="fr" fo:country="FR" fo:font-weight="bold" officeooo:rsid="002446fc" officeooo:paragraph-rsid="00288d20" style:font-weight-asian="bold" style:font-weight-complex="bold"/>
    </style:style>
    <style:style style:name="P12" style:family="paragraph" style:parent-style-name="Standard">
      <style:text-properties style:font-name="arial" fo:language="fr" fo:country="FR" officeooo:rsid="001ba3ab" officeooo:paragraph-rsid="001ba3ab"/>
    </style:style>
    <style:style style:name="P13" style:family="paragraph" style:parent-style-name="Standard">
      <style:text-properties officeooo:paragraph-rsid="00288d20"/>
    </style:style>
    <style:style style:name="P14" style:family="paragraph" style:parent-style-name="Standard">
      <style:text-properties officeooo:paragraph-rsid="002b9764"/>
    </style:style>
    <style:style style:name="P15" style:family="paragraph" style:parent-style-name="Standard">
      <style:text-properties officeooo:rsid="00235db3" officeooo:paragraph-rsid="002b9764"/>
    </style:style>
    <style:style style:name="P16" style:family="paragraph" style:parent-style-name="Standard">
      <style:text-properties officeooo:paragraph-rsid="002efea8"/>
    </style:style>
    <style:style style:name="P17" style:family="paragraph" style:parent-style-name="Standard">
      <style:text-properties officeooo:paragraph-rsid="0031d316"/>
    </style:style>
    <style:style style:name="P1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transparent"/>
    </style:style>
    <style:style style:name="P19" style:family="paragraph" style:parent-style-name="Standard">
      <style:text-properties fo:color="#d4d4d4" style:font-name="Droid Sans Mono" fo:font-size="10.5pt" fo:language="fr" fo:country="FR" fo:font-weight="normal" officeooo:rsid="00164002" officeooo:paragraph-rsid="0031d316" fo:background-color="transparent"/>
    </style:style>
    <style:style style:name="P20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transparent"/>
    </style:style>
    <style:style style:name="P21" style:family="paragraph" style:parent-style-name="Standard">
      <style:paragraph-properties style:line-height-at-least="0.198in"/>
      <style:text-properties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5108a"/>
    </style:style>
    <style:style style:name="P23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82a97"/>
    </style:style>
    <style:style style:name="P24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8c6da"/>
    </style:style>
    <style:style style:name="P25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ba3ab"/>
    </style:style>
    <style:style style:name="P26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208153"/>
    </style:style>
    <style:style style:name="P27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2446fc"/>
    </style:style>
    <style:style style:name="P28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31d316"/>
    </style:style>
    <style:style style:name="P29" style:family="paragraph" style:parent-style-name="Table_20_Contents">
      <style:text-properties style:font-name="arial" fo:language="fr" fo:country="FR" officeooo:rsid="0015108a" officeooo:paragraph-rsid="0015108a"/>
    </style:style>
    <style:style style:name="P30" style:family="paragraph" style:parent-style-name="Table_20_Contents">
      <style:text-properties style:font-name="arial" fo:language="fr" fo:country="FR" officeooo:rsid="0015108a" officeooo:paragraph-rsid="00182a97"/>
    </style:style>
    <style:style style:name="P31" style:family="paragraph" style:parent-style-name="Table_20_Contents">
      <style:text-properties style:font-name="arial" fo:language="fr" fo:country="FR" officeooo:rsid="0015108a" officeooo:paragraph-rsid="0018c6da"/>
    </style:style>
    <style:style style:name="P32" style:family="paragraph" style:parent-style-name="Table_20_Contents">
      <style:text-properties style:font-name="arial" fo:language="fr" fo:country="FR" officeooo:rsid="0015108a" officeooo:paragraph-rsid="001ba3ab"/>
    </style:style>
    <style:style style:name="P33" style:family="paragraph" style:parent-style-name="Table_20_Contents">
      <style:text-properties style:font-name="arial" fo:language="fr" fo:country="FR" officeooo:rsid="0015108a" officeooo:paragraph-rsid="00208153"/>
    </style:style>
    <style:style style:name="P34" style:family="paragraph" style:parent-style-name="Table_20_Contents">
      <style:text-properties style:font-name="arial" fo:language="fr" fo:country="FR" officeooo:rsid="0015108a" officeooo:paragraph-rsid="002446fc"/>
    </style:style>
    <style:style style:name="P35" style:family="paragraph" style:parent-style-name="Table_20_Contents">
      <style:text-properties style:font-name="arial" fo:language="fr" fo:country="FR" officeooo:rsid="0015108a" officeooo:paragraph-rsid="0031d316"/>
    </style:style>
    <style:style style:name="P36" style:family="paragraph" style:parent-style-name="Table_20_Contents">
      <style:text-properties style:font-name="arial" fo:language="fr" fo:country="FR" officeooo:rsid="00164002" officeooo:paragraph-rsid="00164002"/>
    </style:style>
    <style:style style:name="P37" style:family="paragraph" style:parent-style-name="Table_20_Contents">
      <style:text-properties style:font-name="arial" fo:language="fr" fo:country="FR" officeooo:rsid="00164002" officeooo:paragraph-rsid="00182a97"/>
    </style:style>
    <style:style style:name="P38" style:family="paragraph" style:parent-style-name="Table_20_Contents">
      <style:text-properties style:font-name="arial" fo:language="fr" fo:country="FR" officeooo:rsid="00164002" officeooo:paragraph-rsid="0018c6da"/>
    </style:style>
    <style:style style:name="P39" style:family="paragraph" style:parent-style-name="Table_20_Contents">
      <style:text-properties style:font-name="arial" fo:language="fr" fo:country="FR" officeooo:rsid="00164002" officeooo:paragraph-rsid="001ba3ab"/>
    </style:style>
    <style:style style:name="P40" style:family="paragraph" style:parent-style-name="Table_20_Contents">
      <style:text-properties style:font-name="arial" fo:language="fr" fo:country="FR" officeooo:rsid="00164002" officeooo:paragraph-rsid="00208153"/>
    </style:style>
    <style:style style:name="P41" style:family="paragraph" style:parent-style-name="Table_20_Contents">
      <style:text-properties style:font-name="arial" fo:language="fr" fo:country="FR" officeooo:rsid="00164002" officeooo:paragraph-rsid="002446fc"/>
    </style:style>
    <style:style style:name="P42" style:family="paragraph" style:parent-style-name="Table_20_Contents">
      <style:text-properties style:font-name="arial" fo:language="fr" fo:country="FR" officeooo:rsid="0018c6da" officeooo:paragraph-rsid="0018c6da"/>
    </style:style>
    <style:style style:name="P43" style:family="paragraph" style:parent-style-name="Table_20_Contents">
      <style:text-properties style:font-name="arial" fo:language="fr" fo:country="FR" officeooo:rsid="001ed21a" officeooo:paragraph-rsid="001ed21a"/>
    </style:style>
    <style:style style:name="P44" style:family="paragraph" style:parent-style-name="Table_20_Contents">
      <style:text-properties style:font-name="arial" fo:language="fr" fo:country="FR" officeooo:rsid="00208153" officeooo:paragraph-rsid="00208153"/>
    </style:style>
    <style:style style:name="P45" style:family="paragraph" style:parent-style-name="Table_20_Contents">
      <style:text-properties style:font-name="arial" fo:language="fr" fo:country="FR" officeooo:rsid="002446fc" officeooo:paragraph-rsid="002446fc"/>
    </style:style>
    <style:style style:name="P46" style:family="paragraph" style:parent-style-name="Table_20_Contents">
      <style:text-properties style:font-name="arial" fo:language="fr" fo:country="FR" officeooo:rsid="0021c3ed" officeooo:paragraph-rsid="0021c3ed"/>
    </style:style>
    <style:style style:name="P47" style:family="paragraph" style:parent-style-name="Table_20_Contents">
      <style:text-properties style:font-name="arial" fo:language="fr" fo:country="FR" officeooo:rsid="00235db3" officeooo:paragraph-rsid="00235db3"/>
    </style:style>
    <style:style style:name="P48" style:family="paragraph" style:parent-style-name="Table_20_Contents">
      <style:text-properties style:font-name="arial" fo:language="fr" fo:country="FR" officeooo:rsid="002446fc" officeooo:paragraph-rsid="0031d316" fo:background-color="transparent"/>
    </style:style>
    <style:style style:name="P49" style:family="paragraph" style:parent-style-name="Table_20_Contents">
      <style:text-properties style:font-name="arial" fo:language="fr" fo:country="FR" officeooo:rsid="00164002" officeooo:paragraph-rsid="0031d316" fo:background-color="transparent"/>
    </style:style>
    <style:style style:name="P50" style:family="paragraph" style:parent-style-name="Table_20_Contents">
      <style:text-properties fo:color="#c9211e" style:font-name="arial" fo:language="fr" fo:country="FR" fo:font-weight="bold" officeooo:rsid="00164002" officeooo:paragraph-rsid="00164002" style:font-weight-asian="bold" style:font-weight-complex="bold"/>
    </style:style>
    <style:style style:name="P51" style:family="paragraph" style:parent-style-name="Table_20_Contents">
      <style:text-properties fo:color="#c9211e" style:font-name="arial" fo:language="fr" fo:country="FR" fo:font-weight="bold" officeooo:rsid="00164002" officeooo:paragraph-rsid="00182a97" style:font-weight-asian="bold" style:font-weight-complex="bold"/>
    </style:style>
    <style:style style:name="P52" style:family="paragraph" style:parent-style-name="Table_20_Contents">
      <style:text-properties fo:color="#c9211e" style:font-name="arial" fo:language="fr" fo:country="FR" fo:font-weight="bold" officeooo:rsid="00164002" officeooo:paragraph-rsid="0018c6da" style:font-weight-asian="bold" style:font-weight-complex="bold"/>
    </style:style>
    <style:style style:name="P53" style:family="paragraph" style:parent-style-name="Table_20_Contents">
      <style:text-properties fo:color="#c9211e" style:font-name="arial" fo:language="fr" fo:country="FR" fo:font-weight="bold" officeooo:rsid="00164002" officeooo:paragraph-rsid="00208153" style:font-weight-asian="bold" style:font-weight-complex="bold"/>
    </style:style>
    <style:style style:name="P54" style:family="paragraph" style:parent-style-name="Table_20_Contents">
      <style:text-properties fo:color="#c9211e" style:font-name="arial" fo:language="fr" fo:country="FR" fo:font-weight="bold" officeooo:rsid="00164002" officeooo:paragraph-rsid="002446fc" style:font-weight-asian="bold" style:font-weight-complex="bold"/>
    </style:style>
    <style:style style:name="P55" style:family="paragraph" style:parent-style-name="Table_20_Contents">
      <style:text-properties fo:color="#c9211e" style:font-name="arial" fo:language="fr" fo:country="FR" fo:font-weight="bold" officeooo:rsid="001ba3ab" officeooo:paragraph-rsid="001ba3ab" style:font-weight-asian="bold" style:font-weight-complex="bold"/>
    </style:style>
    <style:style style:name="P56" style:family="paragraph" style:parent-style-name="Table_20_Contents">
      <style:text-properties fo:color="#c9211e" style:font-name="arial" fo:language="fr" fo:country="FR" fo:font-weight="bold" officeooo:rsid="00164002" officeooo:paragraph-rsid="0031d316" fo:background-color="transparent" style:font-weight-asian="bold" style:font-weight-complex="bold"/>
    </style:style>
    <style:style style:name="P57" style:family="paragraph" style:parent-style-name="Table_20_Contents">
      <style:text-properties fo:color="#3465a4" style:font-name="arial" fo:language="fr" fo:country="FR" fo:font-weight="bold" officeooo:rsid="00164002" officeooo:paragraph-rsid="00164002" style:font-weight-asian="bold" style:font-weight-complex="bold"/>
    </style:style>
    <style:style style:name="P58" style:family="paragraph" style:parent-style-name="Table_20_Contents">
      <style:text-properties fo:color="#3465a4" style:font-name="arial" fo:language="fr" fo:country="FR" fo:font-weight="bold" officeooo:rsid="00208153" officeooo:paragraph-rsid="00208153" style:font-weight-asian="bold" style:font-weight-complex="bold"/>
    </style:style>
    <style:style style:name="P59" style:family="paragraph" style:parent-style-name="Table_20_Contents">
      <style:text-properties fo:color="#3465a4" style:font-name="arial" fo:language="fr" fo:country="FR" fo:font-weight="bold" officeooo:rsid="0015108a" officeooo:paragraph-rsid="001ba3ab" style:font-weight-asian="bold" style:font-weight-complex="bold"/>
    </style:style>
    <style:style style:name="P60" style:family="paragraph" style:parent-style-name="Table_20_Contents">
      <style:text-properties fo:color="#3465a4" style:font-name="arial" fo:language="fr" fo:country="FR" fo:font-weight="bold" officeooo:rsid="0031d316" officeooo:paragraph-rsid="0031d316" style:font-weight-asian="bold" style:font-weight-complex="bold"/>
    </style:style>
    <style:style style:name="P61" style:family="paragraph" style:parent-style-name="Table_20_Contents">
      <style:text-properties officeooo:paragraph-rsid="00182a97"/>
    </style:style>
    <style:style style:name="P62" style:family="paragraph" style:parent-style-name="Table_20_Contents">
      <style:text-properties officeooo:paragraph-rsid="0015108a"/>
    </style:style>
    <style:style style:name="P63" style:family="paragraph" style:parent-style-name="Table_20_Contents">
      <style:text-properties officeooo:paragraph-rsid="0018c6da"/>
    </style:style>
    <style:style style:name="P64" style:family="paragraph" style:parent-style-name="Table_20_Contents">
      <style:text-properties officeooo:paragraph-rsid="001ba3ab"/>
    </style:style>
    <style:style style:name="P65" style:family="paragraph" style:parent-style-name="Table_20_Contents">
      <style:text-properties fo:color="#000000" fo:font-weight="normal" officeooo:rsid="001ba3ab" officeooo:paragraph-rsid="001ba3ab" style:font-weight-asian="normal" style:font-weight-complex="normal"/>
    </style:style>
    <style:style style:name="P66" style:family="paragraph" style:parent-style-name="Table_20_Contents">
      <style:text-properties fo:color="#000000" style:font-name="arial" fo:language="fr" fo:country="FR" fo:font-weight="normal" officeooo:rsid="00164002" officeooo:paragraph-rsid="001ba3ab" style:font-weight-asian="normal" style:font-weight-complex="normal"/>
    </style:style>
    <style:style style:name="P67" style:family="paragraph" style:parent-style-name="Table_20_Contents">
      <style:text-properties fo:color="#000000" style:font-name="arial" fo:language="fr" fo:country="FR" fo:font-weight="normal" officeooo:rsid="001ba3ab" officeooo:paragraph-rsid="001ba3ab" style:font-weight-asian="normal" style:font-weight-complex="normal"/>
    </style:style>
    <style:style style:name="P68" style:family="paragraph" style:parent-style-name="Table_20_Contents">
      <style:text-properties officeooo:rsid="001df821" officeooo:paragraph-rsid="001df821"/>
    </style:style>
    <style:style style:name="P69" style:family="paragraph" style:parent-style-name="Table_20_Contents">
      <style:text-properties officeooo:rsid="001df821" officeooo:paragraph-rsid="00208153"/>
    </style:style>
    <style:style style:name="P70" style:family="paragraph" style:parent-style-name="Table_20_Contents">
      <style:text-properties officeooo:paragraph-rsid="00208153"/>
    </style:style>
    <style:style style:name="P71" style:family="paragraph" style:parent-style-name="Table_20_Contents">
      <style:text-properties officeooo:rsid="00225ae2" officeooo:paragraph-rsid="00225ae2"/>
    </style:style>
    <style:style style:name="P72" style:family="paragraph" style:parent-style-name="Table_20_Contents">
      <style:text-properties officeooo:rsid="00235db3" officeooo:paragraph-rsid="00235db3"/>
    </style:style>
    <style:style style:name="P73" style:family="paragraph" style:parent-style-name="Table_20_Contents">
      <style:text-properties officeooo:rsid="00235db3" officeooo:paragraph-rsid="002b9764"/>
    </style:style>
    <style:style style:name="P74" style:family="paragraph" style:parent-style-name="Table_20_Contents">
      <style:text-properties officeooo:paragraph-rsid="002446fc"/>
    </style:style>
    <style:style style:name="P75" style:family="paragraph" style:parent-style-name="Table_20_Contents">
      <style:text-properties officeooo:rsid="002446fc" officeooo:paragraph-rsid="002446fc"/>
    </style:style>
    <style:style style:name="P76" style:family="paragraph" style:parent-style-name="Table_20_Contents">
      <style:text-properties officeooo:paragraph-rsid="002efea8"/>
    </style:style>
    <style:style style:name="P77" style:family="paragraph" style:parent-style-name="Table_20_Contents">
      <style:text-properties fo:color="#ff6d6d" officeooo:paragraph-rsid="002b9764"/>
    </style:style>
    <style:style style:name="P78" style:family="paragraph" style:parent-style-name="Table_20_Contents">
      <style:text-properties fo:color="#ff6d6d" officeooo:rsid="00235db3" officeooo:paragraph-rsid="002b9764"/>
    </style:style>
    <style:style style:name="P79" style:family="paragraph" style:parent-style-name="Table_20_Contents">
      <style:text-properties fo:color="#a1467e" officeooo:rsid="002efea8" officeooo:paragraph-rsid="002efea8"/>
    </style:style>
    <style:style style:name="P80" style:family="paragraph" style:parent-style-name="Table_20_Contents">
      <style:text-properties fo:color="#a1467e" officeooo:rsid="002efea8" officeooo:paragraph-rsid="002fd921"/>
    </style:style>
    <style:style style:name="P81" style:family="paragraph" style:parent-style-name="Table_20_Contents">
      <style:text-properties fo:color="#a1467e" officeooo:paragraph-rsid="002efea8"/>
    </style:style>
    <style:style style:name="P82" style:family="paragraph" style:parent-style-name="Table_20_Contents">
      <style:text-properties fo:color="#a1467e" style:font-name="arial" fo:language="fr" fo:country="FR" officeooo:rsid="002fd921" officeooo:paragraph-rsid="002fd921"/>
    </style:style>
    <style:style style:name="P83" style:family="paragraph" style:parent-style-name="Table_20_Contents">
      <style:text-properties fo:color="#a1467e" style:font-name="arial" fo:language="fr" fo:country="FR" officeooo:rsid="002b9764" officeooo:paragraph-rsid="002b9764"/>
    </style:style>
    <style:style style:name="P84" style:family="paragraph" style:parent-style-name="Table_20_Contents">
      <style:text-properties fo:color="#00a933" style:font-name="arial" fo:language="fr" fo:country="FR" officeooo:rsid="00235db3" officeooo:paragraph-rsid="00235db3"/>
    </style:style>
    <style:style style:name="P85" style:family="paragraph" style:parent-style-name="Table_20_Contents">
      <style:text-properties fo:color="#00a933" style:font-name="arial" fo:language="fr" fo:country="FR" officeooo:rsid="002446fc" officeooo:paragraph-rsid="002446fc"/>
    </style:style>
    <style:style style:name="P86" style:family="paragraph" style:parent-style-name="Table_20_Contents">
      <style:text-properties fo:color="#ff972f" style:font-name="arial" fo:language="fr" fo:country="FR" officeooo:rsid="00235db3" officeooo:paragraph-rsid="00235db3"/>
    </style:style>
    <style:style style:name="P87" style:family="paragraph" style:parent-style-name="Table_20_Contents">
      <style:text-properties fo:color="#3465a4" style:font-name="arial" fo:language="fr" fo:country="FR" fo:font-weight="bold" officeooo:rsid="00164002" officeooo:paragraph-rsid="0031d316" fo:background-color="transparent" style:font-weight-asian="bold" style:font-weight-complex="bold"/>
    </style:style>
    <style:style style:name="T1" style:family="text">
      <style:text-properties officeooo:rsid="0015108a"/>
    </style:style>
    <style:style style:name="T2" style:family="text">
      <style:text-properties officeooo:rsid="00182a97"/>
    </style:style>
    <style:style style:name="T3" style:family="text">
      <style:text-properties style:font-name="arial" fo:language="fr" fo:country="FR"/>
    </style:style>
    <style:style style:name="T4" style:family="text">
      <style:text-properties style:font-name="arial" fo:language="fr" fo:country="FR" fo:font-weight="bold" officeooo:rsid="00182a97" style:font-weight-asian="bold" style:font-weight-complex="bold"/>
    </style:style>
    <style:style style:name="T5" style:family="text">
      <style:text-properties style:font-name="arial" fo:language="fr" fo:country="FR" fo:font-weight="bold" officeooo:rsid="0015108a" style:font-weight-asian="bold" style:font-weight-complex="bold"/>
    </style:style>
    <style:style style:name="T6" style:family="text">
      <style:text-properties style:font-name="arial" fo:language="fr" fo:country="FR" fo:font-weight="bold" officeooo:rsid="001ed21a" style:font-weight-asian="bold" style:font-weight-complex="bold"/>
    </style:style>
    <style:style style:name="T7" style:family="text">
      <style:text-properties style:font-name="arial" fo:language="fr" fo:country="FR" fo:font-weight="bold" officeooo:rsid="00208153" style:font-weight-asian="bold" style:font-weight-complex="bold"/>
    </style:style>
    <style:style style:name="T8" style:family="text">
      <style:text-properties style:font-name="arial" fo:language="fr" fo:country="FR" fo:font-weight="bold" officeooo:rsid="00288d20" style:font-weight-asian="bold" style:font-weight-complex="bold"/>
    </style:style>
    <style:style style:name="T9" style:family="text">
      <style:text-properties style:font-name="arial" fo:language="fr" fo:country="FR" fo:font-weight="bold" officeooo:rsid="002d3924" style:font-weight-asian="bold" style:font-weight-complex="bold"/>
    </style:style>
    <style:style style:name="T10" style:family="text">
      <style:text-properties style:font-name="arial" fo:language="fr" fo:country="FR" fo:font-weight="bold" officeooo:rsid="0031d316" style:font-weight-asian="bold" style:font-weight-complex="bold"/>
    </style:style>
    <style:style style:name="T11" style:family="text">
      <style:text-properties style:font-name="arial" fo:language="fr" fo:country="FR" officeooo:rsid="00164002"/>
    </style:style>
    <style:style style:name="T12" style:family="text">
      <style:text-properties style:font-name="arial" fo:language="fr" fo:country="FR" officeooo:rsid="00182a97"/>
    </style:style>
    <style:style style:name="T13" style:family="text">
      <style:text-properties style:font-name="arial" fo:language="fr" fo:country="FR" officeooo:rsid="0018c6da"/>
    </style:style>
    <style:style style:name="T14" style:family="text">
      <style:text-properties style:font-name="arial" fo:language="fr" fo:country="FR" officeooo:rsid="001ed21a"/>
    </style:style>
    <style:style style:name="T15" style:family="text">
      <style:text-properties style:font-name="arial" fo:language="fr" fo:country="FR" officeooo:rsid="0021c3ed"/>
    </style:style>
    <style:style style:name="T16" style:family="text">
      <style:text-properties style:font-name="arial" fo:language="fr" fo:country="FR" officeooo:rsid="002446fc"/>
    </style:style>
    <style:style style:name="T17" style:family="text">
      <style:text-properties style:font-name="arial" fo:language="fr" fo:country="FR" officeooo:rsid="0026d9bc"/>
    </style:style>
    <style:style style:name="T18" style:family="text">
      <style:text-properties style:font-name="arial" fo:language="fr" fo:country="FR" officeooo:rsid="0028b102"/>
    </style:style>
    <style:style style:name="T19" style:family="text">
      <style:text-properties style:font-name="arial" fo:language="fr" fo:country="FR" officeooo:rsid="002b9764"/>
    </style:style>
    <style:style style:name="T20" style:family="text">
      <style:text-properties style:font-name="arial" fo:language="fr" fo:country="FR" officeooo:rsid="00235db3"/>
    </style:style>
    <style:style style:name="T21" style:family="text">
      <style:text-properties style:font-name="arial" fo:language="fr" fo:country="FR" officeooo:rsid="002efea8"/>
    </style:style>
    <style:style style:name="T22" style:family="text">
      <style:text-properties style:font-name="arial" fo:language="fr" fo:country="FR" officeooo:rsid="002fd921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fo:color="#3465a4"/>
    </style:style>
    <style:style style:name="T25" style:family="text">
      <style:text-properties fo:color="#3465a4" style:font-name="arial" fo:language="fr" fo:country="FR" fo:font-weight="bold" officeooo:rsid="00164002" style:font-weight-asian="bold" style:font-weight-complex="bold"/>
    </style:style>
    <style:style style:name="T26" style:family="text">
      <style:text-properties fo:color="#3465a4" style:font-name="arial" fo:language="fr" fo:country="FR" fo:font-weight="bold" officeooo:rsid="00182a97" style:font-weight-asian="bold" style:font-weight-complex="bold"/>
    </style:style>
    <style:style style:name="T27" style:family="text">
      <style:text-properties fo:color="#3465a4" style:font-name="arial" fo:language="fr" fo:country="FR" fo:font-weight="bold" officeooo:rsid="0015108a" style:font-weight-asian="bold" style:font-weight-complex="bold"/>
    </style:style>
    <style:style style:name="T28" style:family="text">
      <style:text-properties fo:color="#3465a4" style:font-name="arial" fo:language="fr" fo:country="FR" fo:font-weight="bold" officeooo:rsid="001a241d" style:font-weight-asian="bold" style:font-weight-complex="bold"/>
    </style:style>
    <style:style style:name="T29" style:family="text">
      <style:text-properties fo:color="#3465a4" style:font-name="arial" fo:language="fr" fo:country="FR" fo:font-weight="bold" officeooo:rsid="001ba3ab" style:font-weight-asian="bold" style:font-weight-complex="bold"/>
    </style:style>
    <style:style style:name="T30" style:family="text">
      <style:text-properties fo:color="#3465a4" style:font-name="arial" fo:language="fr" fo:country="FR" fo:font-weight="bold" officeooo:rsid="001df821" style:font-weight-asian="bold" style:font-weight-complex="bold"/>
    </style:style>
    <style:style style:name="T31" style:family="text">
      <style:text-properties fo:color="#3465a4" style:font-name="arial" fo:language="fr" fo:country="FR" fo:font-weight="bold" officeooo:rsid="001ed21a" style:font-weight-asian="bold" style:font-weight-complex="bold"/>
    </style:style>
    <style:style style:name="T32" style:family="text">
      <style:text-properties fo:color="#3465a4" style:font-name="arial" fo:language="fr" fo:country="FR" fo:font-weight="bold" officeooo:rsid="00208153" style:font-weight-asian="bold" style:font-weight-complex="bold"/>
    </style:style>
    <style:style style:name="T33" style:family="text">
      <style:text-properties fo:color="#3465a4" style:font-name="arial" fo:language="fr" fo:country="FR" fo:font-weight="bold" officeooo:rsid="002446fc" style:font-weight-asian="bold" style:font-weight-complex="bold"/>
    </style:style>
    <style:style style:name="T34" style:family="text">
      <style:text-properties fo:color="#3465a4" style:font-name="arial" fo:language="fr" fo:country="FR" fo:font-weight="bold" officeooo:rsid="0031d316" style:font-weight-asian="bold" style:font-weight-complex="bold"/>
    </style:style>
    <style:style style:name="T35" style:family="text">
      <style:text-properties fo:color="#3465a4" officeooo:rsid="00182a97"/>
    </style:style>
    <style:style style:name="T36" style:family="text">
      <style:text-properties fo:color="#3465a4" officeooo:rsid="0026d9bc"/>
    </style:style>
    <style:style style:name="T37" style:family="text">
      <style:text-properties fo:color="#3465a4" officeooo:rsid="00164002"/>
    </style:style>
    <style:style style:name="T38" style:family="text">
      <style:text-properties officeooo:rsid="0018c6da"/>
    </style:style>
    <style:style style:name="T39" style:family="text">
      <style:text-properties officeooo:rsid="001a241d"/>
    </style:style>
    <style:style style:name="T40" style:family="text">
      <style:text-properties officeooo:rsid="001ed21a"/>
    </style:style>
    <style:style style:name="T41" style:family="text">
      <style:text-properties officeooo:rsid="00225ae2"/>
    </style:style>
    <style:style style:name="T42" style:family="text">
      <style:text-properties fo:color="#00a933" style:font-name="arial" fo:language="fr" fo:country="FR" officeooo:rsid="00235db3"/>
    </style:style>
    <style:style style:name="T43" style:family="text">
      <style:text-properties fo:color="#00a933" style:font-name="arial" fo:language="fr" fo:country="FR" officeooo:rsid="002446fc"/>
    </style:style>
    <style:style style:name="T44" style:family="text">
      <style:text-properties fo:color="#00a933" style:font-name="arial" fo:language="fr" fo:country="FR" officeooo:rsid="002b9764"/>
    </style:style>
    <style:style style:name="T45" style:family="text">
      <style:text-properties fo:color="#00a933" style:font-name="arial" fo:language="fr" fo:country="FR" officeooo:rsid="002ca87a"/>
    </style:style>
    <style:style style:name="T46" style:family="text">
      <style:text-properties fo:color="#00a933" style:font-name="arial" fo:language="fr" fo:country="FR" officeooo:rsid="002d3924"/>
    </style:style>
    <style:style style:name="T47" style:family="text">
      <style:text-properties fo:color="#00a933" style:font-name="arial" fo:language="fr" fo:country="FR" officeooo:rsid="002efea8"/>
    </style:style>
    <style:style style:name="T48" style:family="text">
      <style:text-properties fo:color="#00a933" style:font-name="arial" fo:language="fr" fo:country="FR" officeooo:rsid="002fd921"/>
    </style:style>
    <style:style style:name="T49" style:family="text">
      <style:text-properties officeooo:rsid="0025a8f5"/>
    </style:style>
    <style:style style:name="T50" style:family="text">
      <style:text-properties officeooo:rsid="0026d9bc"/>
    </style:style>
    <style:style style:name="T51" style:family="text">
      <style:text-properties officeooo:rsid="00288d20"/>
    </style:style>
    <style:style style:name="T52" style:family="text">
      <style:text-properties officeooo:rsid="0029e97c"/>
    </style:style>
    <style:style style:name="T53" style:family="text">
      <style:text-properties fo:color="#ff972f" style:font-name="arial" fo:language="fr" fo:country="FR"/>
    </style:style>
    <style:style style:name="T54" style:family="text">
      <style:text-properties fo:color="#ff972f" style:font-name="arial" fo:language="fr" fo:country="FR" fo:font-weight="bold" style:font-weight-asian="bold" style:font-weight-complex="bold"/>
    </style:style>
    <style:style style:name="T55" style:family="text">
      <style:text-properties fo:color="#ff972f" style:font-name="arial" fo:language="fr" fo:country="FR" officeooo:rsid="0028b102"/>
    </style:style>
    <style:style style:name="T56" style:family="text">
      <style:text-properties fo:color="#a1467e" style:font-name="arial" fo:language="fr" fo:country="FR" officeooo:rsid="00235db3"/>
    </style:style>
    <style:style style:name="T57" style:family="text">
      <style:text-properties fo:color="#a1467e" style:font-name="arial" fo:language="fr" fo:country="FR" officeooo:rsid="002efea8"/>
    </style:style>
    <style:style style:name="T58" style:family="text">
      <style:text-properties fo:color="#a1467e" style:font-name="arial" fo:language="fr" fo:country="FR" officeooo:rsid="0028b102"/>
    </style:style>
    <style:style style:name="T59" style:family="text">
      <style:text-properties fo:color="#e16173" style:font-name="arial" fo:language="fr" fo:country="FR" fo:font-weight="bold" officeooo:rsid="002fd921" style:font-weight-asian="bold" style:font-weight-complex="bold"/>
    </style:style>
    <style:style style:name="T60" style:family="text">
      <style:text-properties fo:color="#4ec9b0"/>
    </style:style>
    <style:style style:name="T61" style:family="text">
      <style:text-properties fo:color="#4ec9b0" style:font-name="arial" fo:font-weight="bold" style:font-weight-asian="bold" style:font-weight-complex="bold"/>
    </style:style>
    <style:style style:name="T62" style:family="text">
      <style:text-properties fo:color="#dcdcaa"/>
    </style:style>
    <style:style style:name="T63" style:family="text">
      <style:text-properties fo:color="#dcdcaa" style:font-name="arial" fo:font-weight="bold" style:font-weight-asian="bold" style:font-weight-complex="bold"/>
    </style:style>
    <style:style style:name="T64" style:family="text">
      <style:text-properties fo:color="#9cdcfe"/>
    </style:style>
    <style:style style:name="T65" style:family="text">
      <style:text-properties fo:color="#9cdcfe" style:font-name="arial" fo:font-weight="bold" style:font-weight-asian="bold" style:font-weight-complex="bold"/>
    </style:style>
    <style:style style:name="T66" style:family="text">
      <style:text-properties fo:color="#569cd6"/>
    </style:style>
    <style:style style:name="T67" style:family="text">
      <style:text-properties fo:color="#569cd6" style:font-name="arial" fo:font-weight="bold" style:font-weight-asian="bold" style:font-weight-complex="bold"/>
    </style:style>
    <style:style style:name="T68" style:family="text">
      <style:text-properties fo:color="#c586c0"/>
    </style:style>
    <style:style style:name="T69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 LIST</text:p>
      <text:p text:style-name="P2"/>
      <text:p text:style-name="P2"/>
      <text:p text:style-name="P10">DEFINIR STRUCTURE<text:span text:style-name="T50"> : </text:span><text:span text:style-name="T36">t</text:span><text:span text:style-name="T35">_list</text:span></text:p>
      <text:p text:style-name="P5"><text:s text:c="2"/></text:p>
      <text:p text:style-name="P5"/>
      <table:table table:name="Table4" table:style-name="Table4">
        <table:table-column table:style-name="Table4.A"/>
        <table:table-column table:style-name="Table4.B"/>
        <table:table-row table:style-name="TableLine94429627010688">
          <table:table-cell table:style-name="Table4.A1" office:value-type="string">
            <text:p text:style-name="P25">MAIN</text:p>
          </table:table-cell>
          <table:table-cell table:style-name="Table4.A1" office:value-type="string">
            <text:p text:style-name="P25">FU<text:span text:style-name="T39">N</text:span>CTION</text:p>
          </table:table-cell>
        </table:table-row>
        <table:table-row table:style-name="TableLine94429627068576"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55">Dans le fichier .h de preference</text:p>
            <text:p text:style-name="P55"/>
            <text:p text:style-name="P12">typedef permet de creer un alias (ici t_list)</text:p>
            <text:p text:style-name="P12">On reutilise "struct s_list" dans elle-meme pour creer le pointeur vers la prochaine cell ou NULL</text:p>
            <text:p text:style-name="P39"/>
            <text:p text:style-name="P64"><text:span text:style-name="T29">typedef struct s</text:span><text:span text:style-name="T26">_list</text:span></text:p>
            <text:p text:style-name="P66">{</text:p>
            <text:p text:style-name="P65"><text:span text:style-name="T11"><text:s/></text:span><text:span text:style-name="T3"><text:s text:c="3"/>int data;</text:span></text:p>
            <text:p text:style-name="P67"><text:s text:c="4"/>struct s_list *next;</text:p>
            <text:p text:style-name="P67">} t_list;</text:p>
            <text:p text:style-name="P67"/>
          </table:table-cell>
        </table:table-row>
      </table:table>
      <text:p text:style-name="P5"/>
      <text:p text:style-name="P2"/>
      <text:p text:style-name="P9">AJOUT LISTE VIDE<text:span text:style-name="T51">: <text:s/></text:span><text:span text:style-name="T35">createE</text:span><text:span text:style-name="T37">mptyList</text:span></text:p>
      <text:p text:style-name="P2"><text:s text:c="2"/>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429627073664">
          <table:table-cell table:style-name="Table1.A1" office:value-type="string">
            <text:p text:style-name="P22">MAIN</text:p>
          </table:table-cell>
          <table:table-cell table:style-name="Table1.A1" office:value-type="string">
            <text:p text:style-name="P22">FU<text:span text:style-name="T39">N</text:span>CTION</text:p>
          </table:table-cell>
        </table:table-row>
        <table:table-row table:style-name="TableLine94429627084784">
          <table:table-cell table:style-name="Table1.A1" office:value-type="string">
            <text:p text:style-name="P62"><text:span text:style-name="T27">t_list *myList = </text:span><text:span text:style-name="T26">createE</text:span><text:span text:style-name="T27">mptyList();</text:span></text:p>
            <text:p text:style-name="P29"/>
            <text:p text:style-name="P29">free(myList);</text:p>
            <text:p text:style-name="P29"/>
            <text:p text:style-name="P29">ou</text:p>
            <text:p text:style-name="P29"/>
            <text:p text:style-name="P29">freeList();</text:p>
          </table:table-cell>
          <table:table-cell table:style-name="Table1.A1" office:value-type="string">
            <text:p text:style-name="P50">NULL et MALLOC sont dans &lt;stdlib.h&gt;</text:p>
            <text:p text:style-name="P38">return <text:span text:style-name="T2">un </text:span><text:span text:style-name="T38">NULL</text:span></text:p>
            <text:p text:style-name="P42">Attention de bien mettre un retour t_list * pour renvoyer NULL</text:p>
            <text:p text:style-name="P38"/>
            <text:p text:style-name="P57"><text:span text:style-name="T2">t_list *createE</text:span>mptyList()</text:p>
            <text:p text:style-name="P36">{</text:p>
            <text:p text:style-name="P36"><text:s text:c="4"/>return NULL;</text:p>
            <text:p text:style-name="P36">}</text:p>
            <text:p text:style-name="P36"/>
          </table:table-cell>
        </table:table-row>
      </table:table>
      <text:p text:style-name="P2"/>
      <text:p text:style-name="P2"/>
      <text:p text:style-name="P13"><text:span text:style-name="T4">TEST</text:span><text:span text:style-name="T5"> LISTE VIDE</text:span><text:span text:style-name="T8"> : <text:s/></text:span><text:span text:style-name="T26">isE</text:span><text:span text:style-name="T25">mptyList</text:span></text:p>
      <text:p text:style-name="P3"><text:s text:c="2"/></text:p>
      <table:table table:name="Table2" table:style-name="Table2">
        <table:table-column table:style-name="Table2.A"/>
        <table:table-column table:style-name="Table2.B"/>
        <table:table-row table:style-name="TableLine94429627094240">
          <table:table-cell table:style-name="Table2.A1" office:value-type="string">
            <text:p text:style-name="P23">MAIN</text:p>
          </table:table-cell>
          <table:table-cell table:style-name="Table2.A1" office:value-type="string">
            <text:p text:style-name="P23">FU<text:span text:style-name="T39">N</text:span>CTION</text:p>
          </table:table-cell>
        </table:table-row>
        <table:table-row table:style-name="TableLine94429627108576">
          <table:table-cell table:style-name="Table2.A1" office:value-type="string">
            <text:p text:style-name="P61"><text:span text:style-name="T28">i</text:span><text:span text:style-name="T26">nt a </text:span><text:span text:style-name="T27">= </text:span><text:span text:style-name="T26">isE</text:span><text:span text:style-name="T27">mptyList();</text:span></text:p>
            <text:p text:style-name="P30"/>
            <text:p text:style-name="P30"/>
          </table:table-cell>
          <table:table-cell table:style-name="Table2.A1" office:value-type="string">
            <text:p text:style-name="P51">NULL et MALLOC sont dans &lt;stdlib.h&gt;</text:p>
            <text:p text:style-name="P61"><text:span text:style-name="T11">return </text:span><text:span text:style-name="T12">un entier (mettre int en tete de fonction) </text:span><text:span text:style-name="T13">1</text:span><text:span text:style-name="T12"> liste vide, </text:span><text:span text:style-name="T13">0</text:span><text:span text:style-name="T12"> liste non vide</text:span></text:p>
            <text:p text:style-name="P37"/>
            <text:p text:style-name="P61"><text:span text:style-name="T26">int</text:span><text:span text:style-name="T25"> *</text:span><text:span text:style-name="T26">isE</text:span><text:span text:style-name="T25">mptyList(</text:span><text:span text:style-name="T26">t_list * lst</text:span><text:span text:style-name="T25">)</text:span></text:p>
            <text:p text:style-name="P37">{</text:p>
            <text:p text:style-name="P37"><text:s text:c="4"/>return <text:span text:style-name="T2">L ==</text:span> NULL;</text:p>
            <text:p text:style-name="P37">}</text:p>
            <text:p text:style-name="P37"/>
          </table:table-cell>
        </table:table-row>
      </table:table>
      <text:p text:style-name="P3"/>
      <text:p text:style-name="P3"/>
      <text:p text:style-name="P13"><text:soft-page-break/><text:span text:style-name="T6">CREER CELLULE</text:span><text:span text:style-name="T7"> TYPE</text:span><text:span text:style-name="T8"> : <text:s/></text:span><text:span text:style-name="T31">create</text:span><text:span text:style-name="T30">Cell</text:span></text:p>
      <text:p text:style-name="P4"><text:s text:c="2"/></text:p>
      <table:table table:name="Table3" table:style-name="Table3">
        <table:table-column table:style-name="Table3.A"/>
        <table:table-column table:style-name="Table3.B"/>
        <table:table-row table:style-name="TableLine94429627114128">
          <table:table-cell table:style-name="Table3.A1" office:value-type="string">
            <text:p text:style-name="P24">MAIN</text:p>
          </table:table-cell>
          <table:table-cell table:style-name="Table3.A1" office:value-type="string">
            <text:p text:style-name="P24">FU<text:span text:style-name="T39">N</text:span>CTION</text:p>
          </table:table-cell>
        </table:table-row>
        <table:table-row table:style-name="TableLine94429627129296">
          <table:table-cell table:style-name="Table3.A1" office:value-type="string">
            <text:p text:style-name="P58"><text:span text:style-name="T1">-</text:span>-</text:p>
            <text:p text:style-name="P32"/>
            <text:p text:style-name="P31">free(myList);</text:p>
            <text:p text:style-name="P31"/>
            <text:p text:style-name="P31">ou</text:p>
            <text:p text:style-name="P31"/>
            <text:p text:style-name="P31">freeList();</text:p>
          </table:table-cell>
          <table:table-cell table:style-name="Table3.A1" office:value-type="string">
            <text:p text:style-name="P52">NULL et MALLOC sont dans &lt;stdlib.h&gt;</text:p>
            <text:p text:style-name="P68"><text:span text:style-name="T11">C</text:span><text:span text:style-name="T3">ree une cell </text:span></text:p>
            <text:p text:style-name="P44">On utilise malloc donc on devra free en fin de main</text:p>
            <text:p text:style-name="P38"/>
            <text:p text:style-name="P63"><text:span text:style-name="T30">t_list *</text:span><text:span text:style-name="T31">create</text:span><text:span text:style-name="T30">Cell</text:span><text:span text:style-name="T25">(</text:span><text:span text:style-name="T31">int val</text:span><text:span text:style-name="T25">)</text:span></text:p>
            <text:p text:style-name="P38">{</text:p>
            <text:p text:style-name="P38"><text:s text:c="3"/><text:span text:style-name="T40"><text:s/>t_list </text:span><text:span text:style-name="T41">*</text:span><text:span text:style-name="T40">cell = malloc(sizeof(t_list))</text:span>;</text:p>
            <text:p text:style-name="P43"><text:s text:c="4"/>if(!cell)</text:p>
            <text:p text:style-name="P43"><text:s text:c="8"/>return NULL;</text:p>
            <text:p text:style-name="P43"/>
            <text:p text:style-name="P44"><text:s text:c="4"/>cell-&gt;data = val;</text:p>
            <text:p text:style-name="P44"><text:s text:c="4"/>cell-&gt;<text:span text:style-name="T49">next</text:span> = NULL;</text:p>
            <text:p text:style-name="P44"/>
            <text:p text:style-name="P44"><text:s text:c="4"/>return cell;</text:p>
            <text:p text:style-name="P38">}</text:p>
            <text:p text:style-name="P38"/>
          </table:table-cell>
        </table:table-row>
      </table:table>
      <text:p text:style-name="P4"/>
      <text:p text:style-name="P4"/>
      <text:p text:style-name="P13"><text:span text:style-name="T7">AJOUTER</text:span><text:span text:style-name="T6"> CELLULE</text:span><text:span text:style-name="T8"> : <text:s/></text:span><text:span text:style-name="T32">add</text:span><text:span text:style-name="T30">Cell</text:span></text:p>
      <text:p text:style-name="P6"><text:s text:c="2"/></text:p>
      <table:table table:name="Table5" table:style-name="Table5">
        <table:table-column table:style-name="Table5.A"/>
        <table:table-column table:style-name="Table5.B"/>
        <table:table-row table:style-name="TableLine94429627133840">
          <table:table-cell table:style-name="Table5.A1" office:value-type="string">
            <text:p text:style-name="P26">MAIN</text:p>
          </table:table-cell>
          <table:table-cell table:style-name="Table5.A1" office:value-type="string">
            <text:p text:style-name="P26">FU<text:span text:style-name="T39">N</text:span>CTION</text:p>
          </table:table-cell>
        </table:table-row>
        <table:table-row table:style-name="TableLine94429627152944">
          <table:table-cell table:style-name="Table5.A1" office:value-type="string">
            <text:p text:style-name="P70"><text:span text:style-name="T29">myList</text:span><text:span text:style-name="T26"> </text:span><text:span text:style-name="T27">= </text:span><text:span text:style-name="T30">addCell</text:span><text:span text:style-name="T27">(</text:span><text:span text:style-name="T30">myList, 666, 0</text:span><text:span text:style-name="T27">);</text:span></text:p>
            <text:p text:style-name="P33"/>
            <text:p text:style-name="P33">free(myList);</text:p>
            <text:p text:style-name="P33"/>
            <text:p text:style-name="P33">ou</text:p>
            <text:p text:style-name="P33"/>
            <text:p text:style-name="P33">freeList();</text:p>
          </table:table-cell>
          <table:table-cell table:style-name="Table5.A1" office:value-type="string">
            <text:p text:style-name="P53">NULL et MALLOC sont dans &lt;stdlib.h&gt;</text:p>
            <text:p text:style-name="P69"><text:span text:style-name="T11">C</text:span><text:span text:style-name="T3">ree une cell </text:span></text:p>
            <text:p text:style-name="P44">On utilise malloc donc on devra free en fin de main</text:p>
            <text:p text:style-name="P40"/>
            <text:p text:style-name="P70"><text:span text:style-name="T30">t_list *</text:span><text:span text:style-name="T32">add</text:span><text:span text:style-name="T30">Cell</text:span><text:span text:style-name="T25">(</text:span><text:span text:style-name="T32">t_list *lst, </text:span><text:span text:style-name="T31">int val</text:span><text:span text:style-name="T32">, int pos</text:span><text:span text:style-name="T25">)</text:span></text:p>
            <text:p text:style-name="P40">{</text:p>
            <text:p text:style-name="P70"><text:span text:style-name="T11"><text:s text:c="3"/></text:span><text:span text:style-name="T14"><text:s/>t_list </text:span><text:span text:style-name="T15">*prec</text:span><text:span text:style-name="T14"> = </text:span><text:span text:style-name="T15">lst;</text:span></text:p>
            <text:p text:style-name="P70"><text:span text:style-name="T11"><text:s text:c="3"/></text:span><text:span text:style-name="T14"><text:s/>t_list </text:span><text:span text:style-name="T17">*</text:span><text:span text:style-name="T14">c</text:span><text:span text:style-name="T15">ur</text:span><text:span text:style-name="T14"> = </text:span><text:span text:style-name="T15">lst;</text:span></text:p>
            <text:p text:style-name="P46"><text:s text:c="4"/>int i = 0;</text:p>
            <text:p text:style-name="P46"/>
            <text:p text:style-name="P84">//on cree une cellule</text:p>
            <text:p text:style-name="P71"><text:span text:style-name="T15"><text:s/></text:span><text:span text:style-name="T3"><text:s text:c="3"/></text:span><text:span text:style-name="T11"><text:s/></text:span><text:span text:style-name="T14">t_list </text:span><text:span text:style-name="T3">*</text:span><text:span text:style-name="T14">cell = </text:span><text:span text:style-name="T3">createCell(val);</text:span></text:p>
            <text:p text:style-name="P47"/>
            <text:p text:style-name="P84">//puis on gere le cas d'une eventuelle liste vide. Si la liste est vide on retourne l'unique cellule existante :</text:p>
            <text:p text:style-name="P72"><text:span text:style-name="T3"><text:s text:c="3"/></text:span><text:span text:style-name="T53"><text:s/>if(isEmptyList(</text:span><text:span text:style-name="T54">lst</text:span><text:span text:style-name="T53">)</text:span><text:span text:style-name="T55">)</text:span></text:p>
            <text:p text:style-name="P86"><text:s text:c="8"/>return cell;</text:p>
            <text:p text:style-name="P47"/>
            <text:p text:style-name="P14"><text:span text:style-name="T44">// gestion du cas liste non vide (qui aurait donc passer la condition precedente</text:span><text:span text:style-name="T42"> :</text:span></text:p>
            <text:p text:style-name="P77"><text:span text:style-name="T20"><text:s text:c="4"/>if(</text:span><text:span text:style-name="T19">pos == 0</text:span><text:span text:style-name="T18">)</text:span></text:p>
            <text:p text:style-name="P78"><text:span text:style-name="T3"><text:s text:c="8"/></text:span><text:span text:style-name="T19">{</text:span></text:p>
            <text:p text:style-name="P14"><text:span text:style-name="T44">// </text:span><text:span text:style-name="T46">on stocke donc lst dans l'</text:span><text:span text:style-name="T44">adresse de next </text:span></text:p>
            <text:p text:style-name="P73"><text:span text:style-name="T19"><text:s text:c="12"/></text:span><text:span text:style-name="T3">cell</text:span><text:span text:style-name="T19">-&gt;next = </text:span><text:span text:style-name="T9">lst</text:span><text:span text:style-name="T3">;</text:span></text:p>
            <text:p text:style-name="P15"><text:span text:style-name="T44">// on retourne celle ci qui devient le </text:span><text:span text:style-name="T45">pointeur </text:span><text:soft-page-break/><text:span text:style-name="T45">de </text:span><text:span text:style-name="T44">debut de liste</text:span></text:p>
            <text:p text:style-name="P78"><text:span text:style-name="T3"><text:s text:c="8"/></text:span><text:span text:style-name="T19"><text:s text:c="4"/></text:span><text:span text:style-name="T3">return cell;</text:span></text:p>
            <text:p text:style-name="P77"><text:span text:style-name="T20"><text:s text:c="8"/></text:span><text:span text:style-name="T19">}</text:span></text:p>
            <text:p text:style-name="P16"><text:span text:style-name="T44">// gestion d</text:span><text:span text:style-name="T47">es autres cas, insertion a la position qu</text:span><text:span text:style-name="T48">e l</text:span><text:span text:style-name="T47">'on veut</text:span><text:span text:style-name="T42"> :</text:span></text:p>
            <text:p text:style-name="P76"><text:span text:style-name="T20"><text:s text:c="2"/></text:span><text:span text:style-name="T56"><text:s text:c="2"/></text:span><text:span text:style-name="T57">while</text:span><text:span text:style-name="T56">(</text:span><text:span text:style-name="T57">i &lt; pos</text:span><text:span text:style-name="T58">)</text:span></text:p>
            <text:p text:style-name="P79"><text:span text:style-name="T18"><text:s/></text:span><text:span text:style-name="T3"><text:s text:c="7"/>{</text:span></text:p>
            <text:p text:style-name="P79"><text:span text:style-name="T18"><text:s/></text:span><text:span text:style-name="T19"><text:s text:c="7"/></text:span><text:span text:style-name="T3"><text:s text:c="4"/>i++;</text:span></text:p>
            <text:p text:style-name="P80"><text:span text:style-name="T18"><text:s/></text:span><text:span text:style-name="T19"><text:s text:c="7"/></text:span><text:span text:style-name="T3"><text:s text:c="4"/></text:span><text:span text:style-name="T22">prec = cur;</text:span></text:p>
            <text:p text:style-name="P80"><text:span text:style-name="T18"><text:s/></text:span><text:span text:style-name="T19"><text:s text:c="7"/></text:span><text:span text:style-name="T22"><text:s text:c="4"/>cur = cur-&gt;next;</text:span></text:p>
            <text:p text:style-name="P81"><text:span text:style-name="T18"><text:s/></text:span><text:span text:style-name="T19"><text:s text:c="7"/></text:span><text:span text:style-name="T21">}</text:span></text:p>
            <text:p text:style-name="P80"><text:span text:style-name="T18"><text:s/></text:span><text:span text:style-name="T19"><text:s text:c="7"/></text:span><text:span text:style-name="T22">prec-&gt;next = cell;</text:span></text:p>
            <text:p text:style-name="P80"><text:span text:style-name="T18"><text:s/></text:span><text:span text:style-name="T19"><text:s text:c="7"/></text:span><text:span text:style-name="T22">cell-&gt;next = cur;</text:span></text:p>
            <text:p text:style-name="P82"/>
            <text:p text:style-name="P80"><text:span text:style-name="T18"><text:s/></text:span><text:span text:style-name="T19"><text:s text:c="7"/></text:span><text:span text:style-name="T22">return </text:span><text:span text:style-name="T59">lst</text:span><text:span text:style-name="T22">;</text:span></text:p>
            <text:p text:style-name="P83"/>
            <text:p text:style-name="P40">}</text:p>
            <text:p text:style-name="P40"/>
          </table:table-cell>
        </table:table-row>
      </table:table>
      <text:p text:style-name="P6"/>
      <text:p text:style-name="P6"/>
      <text:p text:style-name="P2"/>
      <text:p text:style-name="P11"><text:span text:style-name="T1">F</text:span>ONCTION AFFICHAGE LISTE<text:span text:style-name="T51"> : <text:s/></text:span><text:span text:style-name="T24">print</text:span><text:span text:style-name="T37">List</text:span></text:p>
      <text:p text:style-name="P7"><text:s text:c="2"/></text:p>
      <table:table table:name="Table6" table:style-name="Table6">
        <table:table-column table:style-name="Table6.A"/>
        <table:table-column table:style-name="Table6.B"/>
        <table:table-row table:style-name="TableLine94429627185568">
          <table:table-cell table:style-name="Table6.A1" office:value-type="string">
            <text:p text:style-name="P27">MAIN</text:p>
          </table:table-cell>
          <table:table-cell table:style-name="Table6.A1" office:value-type="string">
            <text:p text:style-name="P27">FU<text:span text:style-name="T39">N</text:span>CTION</text:p>
          </table:table-cell>
        </table:table-row>
        <table:table-row table:style-name="TableLine94429627088944">
          <table:table-cell table:style-name="Table6.A1" office:value-type="string">
            <text:p text:style-name="P74"><text:span text:style-name="T28">i</text:span><text:span text:style-name="T26">nt a </text:span><text:span text:style-name="T27">= </text:span><text:span text:style-name="T26">isE</text:span><text:span text:style-name="T27">mptyList();</text:span></text:p>
            <text:p text:style-name="P34"/>
            <text:p text:style-name="P34"/>
          </table:table-cell>
          <table:table-cell table:style-name="Table6.A1" office:value-type="string">
            <text:p text:style-name="P54">NULL et MALLOC sont dans &lt;stdlib.h&gt;</text:p>
            <text:p text:style-name="P45"><text:span text:style-name="T2">-</text:span>--</text:p>
            <text:p text:style-name="P41"/>
            <text:p text:style-name="P74"><text:span text:style-name="T33">void print</text:span><text:span text:style-name="T25">List(</text:span><text:span text:style-name="T26">t_list * lst</text:span><text:span text:style-name="T25">)</text:span></text:p>
            <text:p text:style-name="P41">{</text:p>
            <text:p text:style-name="P74"><text:span text:style-name="T42">//</text:span><text:span text:style-name="T43">tant que la liste n'est pas nulle,</text:span></text:p>
            <text:p text:style-name="P45"><text:s text:c="4"/>while(!isEmpty<text:span text:style-name="T52">List</text:span>(lst))</text:p>
            <text:p text:style-name="P74"><text:span text:style-name="T16"><text:s text:c="4"/></text:span><text:span text:style-name="T11"><text:s text:c="4"/></text:span><text:span text:style-name="T16">{</text:span></text:p>
            <text:p text:style-name="P85">//affiche le data de la cellule</text:p>
            <text:p text:style-name="P74"><text:span text:style-name="T16"><text:s text:c="12"/>printf("%d\n", lst-&gt;data)</text:span><text:span text:style-name="T11">;</text:span></text:p>
            <text:p text:style-name="P85">//deplace le pointeur vers la cell suivante</text:p>
            <text:p text:style-name="P45"><text:s text:c="12"/>lst = lst-&gt;next;</text:p>
            <text:p text:style-name="P75"><text:span text:style-name="T16"><text:s/></text:span><text:span text:style-name="T3"><text:s text:c="8"/>} </text:span></text:p>
            <text:p text:style-name="P41">}</text:p>
            <text:p text:style-name="P41"/>
          </table:table-cell>
        </table:table-row>
      </table:table>
      <text:p text:style-name="P7"/>
      <text:p text:style-name="P7"/>
      <text:p text:style-name="P2"/>
      <text:p text:style-name="P17"><text:span text:style-name="T10">ADD ELEMENT DE FIN</text:span><text:span text:style-name="T8"> : <text:s/></text:span><text:span text:style-name="T34">addEnd</text:span></text:p>
      <text:p text:style-name="P8"><text:s text:c="2"/></text:p>
      <table:table table:name="Table7" table:style-name="Table7">
        <table:table-column table:style-name="Table7.A"/>
        <table:table-column table:style-name="Table7.B"/>
        <table:table-row table:style-name="TableLine94429627196016">
          <table:table-cell table:style-name="Table7.A1" office:value-type="string">
            <text:p text:style-name="P28">MAIN</text:p>
          </table:table-cell>
          <table:table-cell table:style-name="Table7.A1" office:value-type="string">
            <text:p text:style-name="P28">FU<text:span text:style-name="T39">N</text:span>CTION</text:p>
          </table:table-cell>
        </table:table-row>
        <table:table-row table:style-name="TableLine94429627211648">
          <table:table-cell table:style-name="Table7.A1" office:value-type="string">
            <text:p text:style-name="P60"><text:span text:style-name="T1">a</text:span>ddEnd(myList, int);</text:p>
            <text:p text:style-name="P35"/>
            <text:p text:style-name="P35"/>
          </table:table-cell>
          <table:table-cell table:style-name="Table7.A1" office:value-type="string">
            <text:p text:style-name="P56">NULL et MALLOC sont dans &lt;stdlib.h&gt;</text:p>
            <text:p text:style-name="P48"><text:span text:style-name="T2">-</text:span>--</text:p>
            <text:p text:style-name="P49"/>
            <text:p text:style-name="P19"><text:span text:style-name="T61">t_list</text:span><text:span text:style-name="T23"> *</text:span><text:span text:style-name="T63">addEnd</text:span><text:span text:style-name="T23">(</text:span><text:span text:style-name="T61">t_list</text:span><text:span text:style-name="T23"> *</text:span><text:span text:style-name="T65">cur</text:span><text:span text:style-name="T23">, </text:span><text:span text:style-name="T67">int</text:span><text:span text:style-name="T23"> </text:span><text:span text:style-name="T65">val</text:span><text:span text:style-name="T23">)</text:span></text:p>
            <text:p text:style-name="P18">{</text:p>
            <text:p text:style-name="P18"><text:span text:style-name="T60">t_list</text:span> *<text:span text:style-name="T64">suiv</text:span> = <text:span text:style-name="T62">malloc</text:span>(<text:span text:style-name="T66">sizeof</text:span>(<text:span text:style-name="T60">t_list</text:span>));</text:p>
            <text:p text:style-name="P18"><text:span text:style-name="T68">if</text:span>(<text:span text:style-name="T64">suiv</text:span> == <text:span text:style-name="T66">NULL</text:span>)</text:p>
            <text:p text:style-name="P18"><text:soft-page-break/>{</text:p>
            <text:p text:style-name="P18"><text:span text:style-name="T62">puts</text:span>(<text:span text:style-name="T69">"malloc error"</text:span>);</text:p>
            <text:p text:style-name="P18"><text:span text:style-name="T68">return</text:span> <text:span text:style-name="T66">NULL</text:span>;</text:p>
            <text:p text:style-name="P18">}</text:p>
            <text:p text:style-name="P18"><text:span text:style-name="T64">suiv</text:span>-&gt;<text:span text:style-name="T64">next</text:span> = <text:span text:style-name="T66">NULL</text:span>;</text:p>
            <text:p text:style-name="P21"/>
            <text:p text:style-name="P18"><text:span text:style-name="T68">while</text:span>(<text:span text:style-name="T64">cur</text:span>-&gt;<text:span text:style-name="T64">next</text:span> != <text:span text:style-name="T66">NULL</text:span>)</text:p>
            <text:p text:style-name="P18">{</text:p>
            <text:p text:style-name="P18"><text:span text:style-name="T64">cur</text:span> = <text:span text:style-name="T64">cur</text:span>-&gt;<text:span text:style-name="T64">next</text:span>;</text:p>
            <text:p text:style-name="P18">}</text:p>
            <text:p text:style-name="P20">// printf("%p\n", cur-&gt;next);</text:p>
            <text:p text:style-name="P21"/>
            <text:p text:style-name="P18"><text:span text:style-name="T64">cur</text:span>-&gt;<text:span text:style-name="T64">next</text:span> = <text:span text:style-name="T64">suiv</text:span>;</text:p>
            <text:p text:style-name="P18"><text:span text:style-name="T64">suiv</text:span>-&gt;<text:span text:style-name="T64">data</text:span> = <text:span text:style-name="T64">val</text:span>;</text:p>
            <text:p text:style-name="P18"><text:span text:style-name="T64">suiv</text:span>-&gt;<text:span text:style-name="T64">next</text:span> = <text:span text:style-name="T66">NULL</text:span>;</text:p>
            <text:p text:style-name="P21"/>
            <text:p text:style-name="P18">}</text:p>
            <text:p text:style-name="P8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09:37:33.640771712</meta:creation-date>
    <dc:date>2023-01-17T09:52:56.141701950</dc:date>
    <meta:editing-duration>PT1H56M10S</meta:editing-duration>
    <meta:editing-cycles>22</meta:editing-cycles>
    <meta:generator>LibreOffice/6.4.7.2$Linux_X86_64 LibreOffice_project/40$Build-2</meta:generator>
    <meta:document-statistic meta:table-count="7" meta:image-count="0" meta:object-count="0" meta:page-count="4" meta:paragraph-count="142" meta:word-count="460" meta:character-count="2897" meta:non-whitespace-character-count="2306"/>
  </office:meta>
</office:document-meta>
</file>